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</text:p>
      <text:p text:style-name="P1"/>
      <text:list xml:id="list6199015690011323043" text:style-name="L1">
        <text:list-item>
          <text:p text:style-name="P2">Write a C programe using the pipe that perfrom following work:</text:p>
          <text:list>
            <text:list-item>
              <text:p text:style-name="P3"><text:span text:style-name="T1">Parent: Ask two no from user and pass the number to child process.</text:span></text:p>
            </text:list-item>
            <text:list-item>
              <text:p text:style-name="P2">Child: add the numbers recvied from the parent and pass the result to parent.</text:p>
            </text:list-item>
            <text:list-item>
              <text:p text:style-name="P2">Parent: print the table of output received from child.</text:p>
              <text:p text:style-name="P2"/>
            </text:list-item>
          </text:list>
        </text:list-item>
        <text:list-item>
          <text:p text:style-name="P2">Write a C programe using the fifo that perfrom following work:</text:p>
          <text:list>
            <text:list-item>
              <text:p text:style-name="P3"><text:span text:style-name="T1">Parent: Ask a string from user and pass the string to child process.</text:span></text:p>
            </text:list-item>
            <text:list-item>
              <text:p text:style-name="P2">Child: check the string (recvied from the parent) <text:s/>is palindrome or not and pass the result to parent.</text:p>
            </text:list-item>
            <text:list-item>
              <text:p text:style-name="P2">Parent: print the output received from child on the screen.</text:p>
              <text:p text:style-name="P2"/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16S</meta:editing-duration>
    <meta:editing-cycles>3</meta:editing-cycles>
    <meta:generator>OpenOffice/4.0.1$Win32 OpenOffice.org_project/401m5$Build-9714</meta:generator>
    <dc:date>2015-08-26T09:37:11.29</dc:date>
    <meta:document-statistic meta:table-count="0" meta:image-count="0" meta:object-count="0" meta:page-count="1" meta:paragraph-count="9" meta:word-count="109" meta:character-count="577"/>
    <meta:user-defined meta:name="Info 1"/>
    <meta:user-defined meta:name="Info 2"/>
    <meta:user-defined meta:name="Info 3"/>
    <meta:user-defined meta:name="Info 4"/>
  </office:meta>
</office:document-meta>
</file>